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08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79.87mm"/>
    </style:style>
    <style:style style:name="co5" style:family="table-column">
      <style:table-column-properties fo:break-before="auto" style:column-width="55.54mm"/>
    </style:style>
    <style:style style:name="co6" style:family="table-column">
      <style:table-column-properties fo:break-before="auto" style:column-width="54.45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61mm"/>
    </style:style>
    <style:style style:name="co9" style:family="table-column">
      <style:table-column-properties fo:break-before="auto" style:column-width="51.19mm"/>
    </style:style>
    <style:style style:name="co10" style:family="table-column">
      <style:table-column-properties fo:break-before="auto" style:column-width="43.92mm"/>
    </style:style>
    <style:style style:name="co11" style:family="table-column">
      <style:table-column-properties fo:break-before="auto" style:column-width="77.33mm"/>
    </style:style>
    <style:style style:name="co12" style:family="table-column">
      <style:table-column-properties fo:break-before="auto" style:column-width="50.09mm"/>
    </style:style>
    <style:style style:name="co13" style:family="table-column">
      <style:table-column-properties fo:break-before="auto" style:column-width="5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12.68mm" fo:break-before="auto" style:use-optimal-row-height="false"/>
    </style:style>
    <style:style style:name="ro5" style:family="table-row">
      <style:table-row-properties style:row-height="8.18mm" fo:break-before="auto" style:use-optimal-row-height="false"/>
    </style:style>
    <style:style style:name="ro6" style:family="table-row">
      <style:table-row-properties style:row-height="38.88mm" fo:break-before="auto" style:use-optimal-row-height="false"/>
    </style:style>
    <style:style style:name="ro7" style:family="table-row">
      <style:table-row-properties style:row-height="19.56mm" fo:break-before="auto" style:use-optimal-row-height="false"/>
    </style:style>
    <style:style style:name="ro8" style:family="table-row">
      <style:table-row-properties style:row-height="42.84mm" fo:break-before="auto" style:use-optimal-row-height="false"/>
    </style:style>
    <style:style style:name="ro9" style:family="table-row">
      <style:table-row-properties style:row-height="22.74mm" fo:break-before="auto" style:use-optimal-row-height="false"/>
    </style:style>
    <style:style style:name="ro10" style:family="table-row">
      <style:table-row-properties style:row-height="32.26mm" fo:break-before="auto" style:use-optimal-row-height="false"/>
    </style:style>
    <style:style style:name="ro11" style:family="table-row">
      <style:table-row-properties style:row-height="14.8mm" fo:break-before="auto" style:use-optimal-row-height="false"/>
    </style:style>
    <style:style style:name="ro12" style:family="table-row">
      <style:table-row-properties style:row-height="9.24mm" fo:break-before="auto" style:use-optimal-row-height="false"/>
    </style:style>
    <style:style style:name="ro13" style:family="table-row">
      <style:table-row-properties style:row-height="44.82mm" fo:break-before="auto" style:use-optimal-row-height="false"/>
    </style:style>
    <style:style style:name="ro14" style:family="table-row">
      <style:table-row-properties style:row-height="28.95mm" fo:break-before="auto" style:use-optimal-row-height="false"/>
    </style:style>
    <style:style style:name="ro15" style:family="table-row">
      <style:table-row-properties style:row-height="24.01mm" fo:break-before="auto" style:use-optimal-row-height="false"/>
    </style:style>
    <style:style style:name="ro16" style:family="table-row">
      <style:table-row-properties style:row-height="21.57mm" fo:break-before="auto" style:use-optimal-row-height="false"/>
    </style:style>
    <style:style style:name="ro17" style:family="table-row">
      <style:table-row-properties style:row-height="16.83mm" fo:break-before="auto" style:use-optimal-row-height="false"/>
    </style:style>
    <style:style style:name="ro18" style:family="table-row">
      <style:table-row-properties style:row-height="4.57mm" fo:break-before="auto" style:use-optimal-row-height="true"/>
    </style:style>
    <style:style style:name="ro19" style:family="table-row">
      <style:table-row-properties style:row-height="30.94mm" fo:break-before="auto" style:use-optimal-row-height="false"/>
    </style:style>
    <style:style style:name="ro20" style:family="table-row">
      <style:table-row-properties style:row-height="4.73mm" fo:break-before="auto" style:use-optimal-row-height="true"/>
    </style:style>
    <style:style style:name="ro21" style:family="table-row">
      <style:table-row-properties style:row-height="110.3mm" fo:break-before="auto" style:use-optimal-row-height="false"/>
    </style:style>
    <style:style style:name="ro22" style:family="table-row">
      <style:table-row-properties style:row-height="59.04mm" fo:break-before="auto" style:use-optimal-row-height="true"/>
    </style:style>
    <style:style style:name="ro23" style:family="table-row">
      <style:table-row-properties style:row-height="30.67mm" fo:break-before="auto" style:use-optimal-row-height="false"/>
    </style:style>
    <style:style style:name="ro24" style:family="table-row">
      <style:table-row-properties style:row-height="29.97mm" fo:break-before="auto" style:use-optimal-row-height="false"/>
    </style:style>
    <style:style style:name="ro25" style:family="table-row">
      <style:table-row-properties style:row-height="31.73mm" fo:break-before="auto" style:use-optimal-row-height="false"/>
    </style:style>
    <style:style style:name="ro26" style:family="table-row">
      <style:table-row-properties style:row-height="38.98mm" fo:break-before="auto" style:use-optimal-row-height="false"/>
    </style:style>
    <style:style style:name="ro27" style:family="table-row">
      <style:table-row-properties style:row-height="32.58mm" fo:break-before="auto" style:use-optimal-row-height="false"/>
    </style:style>
    <style:style style:name="ro28" style:family="table-row">
      <style:table-row-properties style:row-height="28.31mm" fo:break-before="auto" style:use-optimal-row-height="true"/>
    </style:style>
    <style:style style:name="ro29" style:family="table-row">
      <style:table-row-properties style:row-height="19.74mm" fo:break-before="auto" style:use-optimal-row-height="false"/>
    </style:style>
    <style:style style:name="ro30" style:family="table-row">
      <style:table-row-properties style:row-height="20.44mm" fo:break-before="auto" style:use-optimal-row-height="false"/>
    </style:style>
    <style:style style:name="ro31" style:family="table-row">
      <style:table-row-properties style:row-height="28.56mm" fo:break-before="auto" style:use-optimal-row-height="false"/>
    </style:style>
    <style:style style:name="ro32" style:family="table-row">
      <style:table-row-properties style:row-height="20.27mm" fo:break-before="auto" style:use-optimal-row-height="true"/>
    </style:style>
    <style:style style:name="ro33" style:family="table-row">
      <style:table-row-properties style:row-height="22.28mm" fo:break-before="auto" style:use-optimal-row-height="false"/>
    </style:style>
    <style:style style:name="ro34" style:family="table-row">
      <style:table-row-properties style:row-height="26.72mm" fo:break-before="auto" style:use-optimal-row-height="false"/>
    </style:style>
    <style:style style:name="ro35" style:family="table-row">
      <style:table-row-properties style:row-height="26.44mm" fo:break-before="auto" style:use-optimal-row-height="false"/>
    </style:style>
    <style:style style:name="ro36" style:family="table-row">
      <style:table-row-properties style:row-height="15.03mm" fo:break-before="auto" style:use-optimal-row-height="false"/>
    </style:style>
    <style:style style:name="ro37" style:family="table-row">
      <style:table-row-properties style:row-height="49.85mm" fo:break-before="auto" style:use-optimal-row-height="false"/>
    </style:style>
    <style:style style:name="ro38" style:family="table-row">
      <style:table-row-properties style:row-height="12.36mm" fo:break-before="auto" style:use-optimal-row-height="true"/>
    </style:style>
    <style:style style:name="ro39" style:family="table-row">
      <style:table-row-properties style:row-height="10.21mm" fo:break-before="auto" style:use-optimal-row-height="false"/>
    </style:style>
    <style:style style:name="ro40" style:family="table-row">
      <style:table-row-properties style:row-height="59.76mm" fo:break-before="auto" style:use-optimal-row-height="true"/>
    </style:style>
    <style:style style:name="ro41" style:family="table-row">
      <style:table-row-properties style:row-height="23.67mm" fo:break-before="auto" style:use-optimal-row-height="false"/>
    </style:style>
    <style:style style:name="ro42" style:family="table-row">
      <style:table-row-properties style:row-height="107.14mm" fo:break-before="auto" style:use-optimal-row-height="false"/>
    </style:style>
    <style:style style:name="ro43" style:family="table-row">
      <style:table-row-properties style:row-height="68.77mm" fo:break-before="auto" style:use-optimal-row-height="false"/>
    </style:style>
    <style:style style:name="ro44" style:family="table-row">
      <style:table-row-properties style:row-height="42.95mm" fo:break-before="auto" style:use-optimal-row-height="false"/>
    </style:style>
    <style:style style:name="ro45" style:family="table-row">
      <style:table-row-properties style:row-height="8.71mm" fo:break-before="auto" style:use-optimal-row-height="false"/>
    </style:style>
    <style:style style:name="ro46" style:family="table-row">
      <style:table-row-properties style:row-height="92.13mm" fo:break-before="auto" style:use-optimal-row-height="false"/>
    </style:style>
    <style:style style:name="ro47" style:family="table-row">
      <style:table-row-properties style:row-height="7.92mm" fo:break-before="auto" style:use-optimal-row-height="false"/>
    </style:style>
    <style:style style:name="ro48" style:family="table-row">
      <style:table-row-properties style:row-height="7.46mm" fo:break-before="auto" style:use-optimal-row-height="false"/>
    </style:style>
    <style:style style:name="ro49" style:family="table-row">
      <style:table-row-properties style:row-height="64.33mm" fo:break-before="auto" style:use-optimal-row-height="false"/>
    </style:style>
    <style:style style:name="ro50" style:family="table-row">
      <style:table-row-properties style:row-height="92.06mm" fo:break-before="auto" style:use-optimal-row-height="false"/>
    </style:style>
    <style:style style:name="ro51" style:family="table-row">
      <style:table-row-properties style:row-height="100.52mm" fo:break-before="auto" style:use-optimal-row-height="false"/>
    </style:style>
    <style:style style:name="ro52" style:family="table-row">
      <style:table-row-properties style:row-height="15.5mm" fo:break-before="auto" style:use-optimal-row-height="false"/>
    </style:style>
    <style:style style:name="ro53" style:family="table-row">
      <style:table-row-properties style:row-height="169.32mm" fo:break-before="auto" style:use-optimal-row-height="false"/>
    </style:style>
    <style:style style:name="ro54" style:family="table-row">
      <style:table-row-properties style:row-height="33.14mm" fo:break-before="auto" style:use-optimal-row-height="false"/>
    </style:style>
    <style:style style:name="ro55" style:family="table-row">
      <style:table-row-properties style:row-height="23.62mm" fo:break-before="auto" style:use-optimal-row-height="false"/>
    </style:style>
    <style:style style:name="ro56" style:family="table-row">
      <style:table-row-properties style:row-height="160.95mm" fo:break-before="auto" style:use-optimal-row-height="false"/>
    </style:style>
    <style:style style:name="ro57" style:family="table-row">
      <style:table-row-properties style:row-height="13.74mm" fo:break-before="auto" style:use-optimal-row-height="false"/>
    </style:style>
    <style:style style:name="ro58" style:family="table-row">
      <style:table-row-properties style:row-height="16.92mm" fo:break-before="auto" style:use-optimal-row-height="false"/>
    </style:style>
    <style:style style:name="ro59" style:family="table-row">
      <style:table-row-properties style:row-height="30.32mm" fo:break-before="auto" style:use-optimal-row-height="false"/>
    </style:style>
    <style:style style:name="ro60" style:family="table-row">
      <style:table-row-properties style:row-height="32.44mm" fo:break-before="auto" style:use-optimal-row-height="true"/>
    </style:style>
    <style:style style:name="ro61" style:family="table-row">
      <style:table-row-properties style:row-height="32.79mm" fo:break-before="auto" style:use-optimal-row-height="false"/>
    </style:style>
    <style:style style:name="ro62" style:family="table-row">
      <style:table-row-properties style:row-height="107.14mm" fo:break-before="auto" style:use-optimal-row-height="true"/>
    </style:style>
    <style:style style:name="ro63" style:family="table-row">
      <style:table-row-properties style:row-height="75.55mm" fo:break-before="auto" style:use-optimal-row-height="true"/>
    </style:style>
    <style:style style:name="ro64" style:family="table-row">
      <style:table-row-properties style:row-height="16.32mm" fo:break-before="auto" style:use-optimal-row-height="true"/>
    </style:style>
    <style:style style:name="ro65" style:family="table-row">
      <style:table-row-properties style:row-height="34.25mm" fo:break-before="auto" style:use-optimal-row-height="false"/>
    </style:style>
    <style:style style:name="ro66" style:family="table-row">
      <style:table-row-properties style:row-height="29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ackground-color="#66cc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Ubuntu" fo:font-size="9pt" fo:language="none" fo:country="none" style:font-name-asian="Ubuntu" style:font-size-asian="9pt" style:language-asian="none" style:country-asian="none" style:font-name-complex="Ubuntu" style:font-size-complex="9pt" style:language-complex="none" style:country-complex="none"/>
    </style:style>
    <style:style style:name="ce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style:font-name="Liberation Sans" style:font-name-asian="Noto Sans CJK SC Regular" style:font-name-complex="FreeSans"/>
    </style:style>
    <style:style style:name="T4" style:family="text">
      <style:text-properties fo:color="#990000"/>
    </style:style>
    <style:style style:name="T5" style:family="text">
      <style:text-properties fo:color="#990000" fo:font-weight="bold" style:font-weight-asian="bold" style:font-weight-complex="bold"/>
    </style:style>
    <style:style style:name="T6" style:family="text">
      <style:text-properties fo:color="#800000"/>
    </style:style>
    <style:style style:name="T7" style:family="text">
      <style:text-properties style:font-name="Liberation Sans" style:font-name-asian="Noto Sans CJK SC Regular" style:font-name-complex="FreeSans"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Default"/>
        <table:table-column table:style-name="co4" table:default-cell-style-name="ce9"/>
        <table:table-column table:style-name="co5" table:default-cell-style-name="ce6"/>
        <table:table-column table:style-name="co6" table:default-cell-style-name="ce6"/>
        <table:table-column table:style-name="co1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6" table:number-rows-spanned="2">
            <text:p>API-List for payment and invoice module</text:p>
          </table:table-cell>
          <table:covered-table-cell table:number-columns-repeated="2"/>
          <table:covered-table-cell table:style-name="ce10"/>
          <table:covered-table-cell table:number-columns-repeated="2"/>
          <table:table-cell table:number-columns-repeated="1017"/>
        </table:table-row>
        <table:table-row table:style-name="ro3">
          <table:table-cell/>
          <table:covered-table-cell table:number-columns-repeated="6"/>
          <table:table-cell table:number-columns-repeated="1017"/>
        </table:table-row>
        <table:table-row table:style-name="ro4">
          <table:table-cell/>
          <table:table-cell table:style-name="ce3" office:value-type="string" calcext:value-type="string">
            <text:p>Example stripe headers : </text:p>
          </table:table-cell>
          <table:table-cell table:style-name="ce3" office:value-type="string" calcext:value-type="string" table:number-columns-spanned="5" table:number-rows-spanned="1">
            <text:p>X-api-token : sk_test_V8ZICJodc73pjyGVBBzA0Dkb</text:p>
          </table:table-cell>
          <table:covered-table-cell table:style-name="ce3"/>
          <table:covered-table-cell table:style-name="ce8"/>
          <table:covered-table-cell table:number-columns-repeated="2" table:style-name="ce3"/>
          <table:table-cell table:number-columns-repeated="1017"/>
        </table:table-row>
        <table:table-row table:style-name="ro5">
          <table:table-cell table:style-name="ce1"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Url</text:p>
          </table:table-cell>
          <table:table-cell table:style-name="ce11" office:value-type="string" calcext:value-type="string">
            <text:p>Data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6">
          <table:table-cell/>
          <table:table-cell table:style-name="ce3" office:value-type="string" calcext:value-type="string" table:number-columns-spanned="1" table:number-rows-spanned="7">
            <text:p>Plan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 table:number-columns-spanned="1" table:number-rows-spanned="7">
            <text:p>Localhost:3030/plan</text:p>
          </table:table-cell>
          <table:table-cell table:style-name="ce8" office:value-type="string" calcext:value-type="string">
            <text:p>{"gateway":"stripe",</text:p>
            <text:p>"interval" : "m",</text:p>
            <text:p>"name" : "new name plan 50",</text:p>
            <text:p>"amount" :7,</text:p>
            <text:p>"currency" : "USD",</text:p>
            <text:p>"interval-count" : 2</text:p>
            <text:p>}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reate a new plan </text:p>
          </table:table-cell>
          <table:table-cell table:number-columns-repeated="1017"/>
        </table:table-row>
        <table:table-row table:style-name="ro7">
          <table:table-cell/>
          <table:covered-table-cell table:style-name="ce5"/>
          <table:table-cell table:style-name="ce3" office:value-type="string" calcext:value-type="string">
            <text:p>Update</text:p>
          </table:table-cell>
          <table:covered-table-cell table:style-name="ce5"/>
          <table:table-cell table:style-name="ce8" office:value-type="string" calcext:value-type="string">
            <text:p>{"id" : "fp-new-name-plan-50" ,</text:p>
            <text:p>"name": "fp new updated name plan 50",</text:p>
            <text:p>"gateway" : "stripe"</text:p>
            <text:p>}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Update plan name ONLY . Pass the new name in name key .</text:p>
          </table:table-cell>
          <table:table-cell table:number-columns-repeated="1017"/>
        </table:table-row>
        <table:table-row table:style-name="ro8">
          <table:table-cell/>
          <table:covered-table-cell table:style-name="ce5"/>
          <table:table-cell table:style-name="ce3" office:value-type="string" calcext:value-type="string" table:number-columns-spanned="1" table:number-rows-spanned="3">
            <text:p>Get</text:p>
          </table:table-cell>
          <table:covered-table-cell table:style-name="ce5"/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localhost:3030/plan?gateway=stripe&amp;limit=2&amp;starting_after=fp-new-name-plan-57</text:p>
          </table:table-cell>
          <table:table-cell table:style-name="ce8" office:value-type="string" calcext:value-type="string">
            <text:p>get plan data by giving limit and pagination using starting_after</text:p>
          </table:table-cell>
          <table:table-cell table:number-columns-repeated="1017"/>
        </table:table-row>
        <table:table-row table:style-name="ro9">
          <table:table-cell/>
          <table:covered-table-cell table:style-name="ce5"/>
          <table:covered-table-cell table:style-name="ce3"/>
          <table:covered-table-cell table:style-name="ce5"/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localhost:3030/plan?gateway=stripe&amp;limit=2&amp;starting_after=fp-new-name-plan-57</text:p>
          </table:table-cell>
          <table:table-cell table:style-name="ce8" office:value-type="string" calcext:value-type="string">
            <text:p>get plan list by default limit 10.</text:p>
          </table:table-cell>
          <table:table-cell table:number-columns-repeated="1017"/>
        </table:table-row>
        <table:table-row table:style-name="ro10">
          <table:table-cell/>
          <table:covered-table-cell table:style-name="ce5"/>
          <table:covered-table-cell table:style-name="ce3"/>
          <table:covered-table-cell table:style-name="ce5"/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localhost:3030/plan?gateway=stripe&amp;id=fp-new-name-plan-50</text:p>
          </table:table-cell>
          <table:table-cell table:style-name="ce8" office:value-type="string" calcext:value-type="string">
            <text:p>Get data by id. Pass the query params</text:p>
          </table:table-cell>
          <table:table-cell table:number-columns-repeated="1017"/>
        </table:table-row>
        <table:table-row table:style-name="ro5">
          <table:table-cell/>
          <table:covered-table-cell table:style-name="ce5"/>
          <table:table-cell table:style-name="ce7" office:value-type="string" calcext:value-type="string">
            <text:p>Find All</text:p>
          </table:table-cell>
          <table:covered-table-cell table:style-name="ce5"/>
          <table:table-cell table:style-name="ce12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3" office:value-type="string" calcext:value-type="string">
            <text:p>Find all plans .</text:p>
          </table:table-cell>
          <table:table-cell table:number-columns-repeated="1017"/>
        </table:table-row>
        <table:table-row table:style-name="ro11">
          <table:table-cell/>
          <table:covered-table-cell table:style-name="ce5"/>
          <table:table-cell table:style-name="ce3" office:value-type="string" calcext:value-type="string">
            <text:p>Delete</text:p>
          </table:table-cell>
          <table:covered-table-cell table:style-name="ce5"/>
          <table:table-cell table:style-name="ce8" office:value-type="string" calcext:value-type="string">
            <text:p>NA</text:p>
          </table:table-cell>
          <table:table-cell table:style-name="ce12" office:value-type="string" calcext:value-type="string">
            <text:p>localhost:3030/plan?gateway=stripe&amp;id=fp-new-name-plan-50</text:p>
          </table:table-cell>
          <table:table-cell table:style-name="ce8" office:value-type="string" calcext:value-type="string">
            <text:p>Delete plan by ID. Pass the query params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Url</text:p>
          </table:table-cell>
          <table:table-cell table:style-name="ce11" office:value-type="string" calcext:value-type="string">
            <text:p>Data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3">
          <table:table-cell/>
          <table:table-cell table:style-name="ce3" office:value-type="string" calcext:value-type="string" table:number-columns-spanned="1" table:number-rows-spanned="7">
            <text:p>Customer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 table:number-columns-spanned="1" table:number-rows-spanned="7">
            <text:p>Localhost:3030/customer</text:p>
          </table:table-cell>
          <table:table-cell table:style-name="ce8" office:value-type="string" calcext:value-type="string">
            <text:p>{"gateway":"stripe",</text:p>
            <text:p>"cardNumber" : "4242424242424242",</text:p>
            <text:p>"cvc" : 224,</text:p>
            <text:p>"expMonth" :7,</text:p>
            <text:p>"expYear" : "2018",</text:p>
            <text:p>"email" : "test29@test.com",</text:p>
            <text:p>"description" : "description"}</text:p>
            <text:p/>
            <text:p/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Create a new token and customer , it will return the customer id and token id in response</text:p>
            <text:p/>
          </table:table-cell>
          <table:table-cell table:number-columns-repeated="1017"/>
        </table:table-row>
        <table:table-row table:style-name="ro14">
          <table:table-cell/>
          <table:covered-table-cell table:style-name="ce5"/>
          <table:table-cell table:style-name="ce3" office:value-type="string" calcext:value-type="string">
            <text:p>Update</text:p>
          </table:table-cell>
          <table:covered-table-cell table:style-name="ce5"/>
          <table:table-cell table:style-name="ce8" office:value-type="string" calcext:value-type="string">
            <text:p>{"gateway":"stripe",</text:p>
            <text:p>"email" : "hdheniya@officebrain.com",</text:p>
            <text:p>"description":"customer update",</text:p>
            <text:p>"customer":"cus_BFlLgmsUHPWP1f"</text:p>
            <text:p>}</text:p>
            <text:p/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Update customer email desc ONLY for stripe and email, desc, merchantCustomer Id in authdot net</text:p>
          </table:table-cell>
          <table:table-cell table:number-columns-repeated="1017"/>
        </table:table-row>
        <table:table-row table:style-name="ro15">
          <table:table-cell table:number-columns-spanned="1" table:number-rows-spanned="3"/>
          <table:covered-table-cell table:style-name="ce5"/>
          <table:table-cell table:style-name="ce3" office:value-type="string" calcext:value-type="string" table:number-columns-spanned="1" table:number-rows-spanned="3">
            <text:p>Get</text:p>
          </table:table-cell>
          <table:covered-table-cell table:style-name="ce5"/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localhost:3030/customer?gateway=stripe&amp;limit=15&amp;starting_after=cus_Bik4C10E4svYA8</text:p>
          </table:table-cell>
          <table:table-cell table:style-name="ce12" office:value-type="string" calcext:value-type="string">
            <text:p>get customer data by giving limit and pagination using starting_after</text:p>
          </table:table-cell>
          <table:table-cell table:number-columns-repeated="1017"/>
        </table:table-row>
        <table:table-row table:style-name="ro16">
          <table:covered-table-cell/>
          <table:covered-table-cell table:style-name="ce5"/>
          <table:covered-table-cell table:style-name="ce3"/>
          <table:covered-table-cell table:style-name="ce5"/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localhost:3030/customer?gateway=stripe <text:s text:c="57"/></text:p>
          </table:table-cell>
          <table:table-cell table:style-name="ce12" office:value-type="string" calcext:value-type="string">
            <text:p>get customer list by default limit 10.</text:p>
          </table:table-cell>
          <table:table-cell table:number-columns-repeated="1017"/>
        </table:table-row>
        <table:table-row table:style-name="ro17">
          <table:covered-table-cell/>
          <table:covered-table-cell table:style-name="ce5"/>
          <table:covered-table-cell table:style-name="ce3"/>
          <table:covered-table-cell table:style-name="ce5"/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localhost:3030/customer?gateway=stripe&amp;id=cus_BJNVaysdfYHZrl                                         <text:span text:style-name="T2">  </text:span></text:p>
          </table:table-cell>
          <table:table-cell table:style-name="ce8" office:value-type="string" calcext:value-type="string">
            <text:p>Get data by id. Pass the query params <text:s text:c="25"/></text:p>
          </table:table-cell>
          <table:table-cell table:number-columns-repeated="1017"/>
        </table:table-row>
        <table:table-row table:style-name="ro18">
          <table:table-cell/>
          <table:covered-table-cell table:style-name="ce5"/>
          <table:table-cell table:style-name="ce7" office:value-type="string" calcext:value-type="string">
            <text:p>Find All</text:p>
          </table:table-cell>
          <table:covered-table-cell table:style-name="ce5"/>
          <table:table-cell table:style-name="ce12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3" office:value-type="string" calcext:value-type="string">
            <text:p>Find all customer .</text:p>
          </table:table-cell>
          <table:table-cell table:number-columns-repeated="1017"/>
        </table:table-row>
        <table:table-row table:style-name="ro19">
          <table:table-cell/>
          <table:covered-table-cell table:style-name="ce5"/>
          <table:table-cell table:style-name="ce3" office:value-type="string" calcext:value-type="string">
            <text:p>Delete</text:p>
          </table:table-cell>
          <table:covered-table-cell table:style-name="ce5"/>
          <table:table-cell table:style-name="ce8" office:value-type="string" calcext:value-type="string">
            <text:p>NA</text:p>
          </table:table-cell>
          <table:table-cell table:style-name="ce12" office:value-type="string" calcext:value-type="string">
            <text:p><text:span text:style-name="T3">localhost:3030/customer?gateway=stripe&amp;id=cus_BJNVaysdfYHZrl</text:span></text:p>
            <text:p/>
          </table:table-cell>
          <table:table-cell table:style-name="ce8" office:value-type="string" calcext:value-type="string">
            <text:p>Delete customer by ID. Pass the query params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number-columns-spanned="1" table:number-rows-spanned="3"/>
          <table:table-cell table:number-columns-repeated="1019"/>
        </table:table-row>
        <table:table-row table:style-name="ro1">
          <table:table-cell table:number-columns-repeated="4"/>
          <table:covered-table-cell/>
          <table:table-cell table:number-columns-repeated="1019"/>
        </table:table-row>
        <table:table-row table:style-name="ro1">
          <table:table-cell table:number-columns-repeated="4"/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0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Url</text:p>
          </table:table-cell>
          <table:table-cell table:style-name="ce11" office:value-type="string" calcext:value-type="string">
            <text:p>Data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21">
          <table:table-cell/>
          <table:table-cell table:style-name="ce3" office:value-type="string" calcext:value-type="string" table:number-columns-spanned="1" table:number-rows-spanned="5">
            <text:p>payment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 table:number-columns-spanned="1" table:number-rows-spanned="5">
            <text:p>Localhost:3030/payment</text:p>
          </table:table-cell>
          <table:table-cell table:style-name="ce8" office:value-type="string" calcext:value-type="string">
            <text:p>Payment for existing customer - {</text:p>
            <text:p>"gateway":"stripe",</text:p>
            <text:p>"customerId":"cus_B8WriFH4b9Mt9J",</text:p>
            <text:p>"amount":60,</text:p>
            <text:p>"currency":"usd",</text:p>
            <text:p>"description" : "this is new post"</text:p>
            <text:p>}                </text:p>
            <text:p>........................................................</text:p>
            <text:p/>
            <text:p>Paymet for  random customer - {</text:p>
            <text:p>    "gateway":"stripe",</text:p>
            <text:p>    "amount" :100,</text:p>
            <text:p>    "currency":"usd",</text:p>
            <text:p>    "cardNumber":"4242424242424242",</text:p>
            <text:p>    "expMonth":"06",</text:p>
            <text:p>    "expYear":"22",</text:p>
            <text:p>    "cvc":"123",</text:p>
            <text:p>    "description":"this is desc",</text:p>
            <text:p>    "isCustomer":false</text:p>
            <text:p>         }     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Create a new charge for perticular <text:span text:style-name="T4">customer id</text:span> , give charge id in response                          </text:p>
          </table:table-cell>
          <table:table-cell table:number-columns-repeated="1017"/>
        </table:table-row>
        <table:table-row table:style-name="ro22">
          <table:table-cell/>
          <table:covered-table-cell table:style-name="ce5"/>
          <table:table-cell table:style-name="ce3" office:value-type="string" calcext:value-type="string">
            <text:p>Update</text:p>
          </table:table-cell>
          <table:covered-table-cell table:style-name="ce5"/>
          <table:table-cell table:style-name="ce8" office:value-type="string" calcext:value-type="string">
            <text:p>{</text:p>
            <text:p>"gateway":"stripe",</text:p>
            <text:p>"chargeId":"ch_1ArRYUGMQxjcIs4EVgV7bG4c",</text:p>
            <text:p>"description" : "this is new patch",</text:p>
            <text:p>"shipping":{</text:p>
            <text:p>"address":{</text:p>
            <text:p>"line1":"vadodara",</text:p>
            <text:p>"city":"vadodara",</text:p>
            <text:p>"country":"IN"</text:p>
            <text:p>},</text:p>
            <text:p>"name":"hiral"</text:p>
            <text:p>}</text:p>
            <text:p>}</text:p>
          </table:table-cell>
          <table:table-cell table:style-name="ce3" office:value-type="string" calcext:value-type="string">
            <text:p/>
            <text:p>NA</text:p>
          </table:table-cell>
          <table:table-cell table:style-name="ce8" office:value-type="string" calcext:value-type="string">
            <text:p>update charge data in which we can update only description, receipt_email, <text:s/>and shipping</text:p>
          </table:table-cell>
          <table:table-cell table:number-columns-repeated="1017"/>
        </table:table-row>
        <table:table-row table:style-name="ro23">
          <table:table-cell table:number-columns-spanned="1" table:number-rows-spanned="3"/>
          <table:covered-table-cell table:style-name="ce5"/>
          <table:table-cell table:style-name="ce3" office:value-type="string" calcext:value-type="string" table:number-columns-spanned="1" table:number-rows-spanned="3">
            <text:p>Get</text:p>
          </table:table-cell>
          <table:covered-table-cell table:style-name="ce5"/>
          <table:table-cell table:style-name="ce8" office:value-type="string" calcext:value-type="string" table:number-columns-spanned="1" table:number-rows-spanned="3">
            <text:p>NA</text:p>
          </table:table-cell>
          <table:table-cell table:style-name="ce13" office:value-type="string" calcext:value-type="string">
            <text:p>localhost:3030/payment?gateway=stripe&amp;customerId=cus_B8WriFH4b9Mt9J</text:p>
          </table:table-cell>
          <table:table-cell table:style-name="ce16" office:value-type="string" calcext:value-type="string">
            <text:p>Get a all charge data for customer using customerId. Pass the query params <text:s text:c="28"/></text:p>
          </table:table-cell>
          <table:table-cell table:number-columns-repeated="1017"/>
        </table:table-row>
        <table:table-row table:style-name="ro24">
          <table:covered-table-cell/>
          <table:covered-table-cell table:style-name="ce5"/>
          <table:covered-table-cell table:style-name="ce3"/>
          <table:covered-table-cell table:style-name="ce5"/>
          <table:covered-table-cell table:style-name="ce8"/>
          <table:table-cell table:style-name="ce13" office:value-type="string" calcext:value-type="string">
            <text:p>localhost:3030/payment?gateway=stripe&amp;customerId=cus_B8WriFH4b9Mt9J&amp;limit=4&amp;starting_after=ch_1AwlKUGMQxjcIs4EZoCfXEel</text:p>
          </table:table-cell>
          <table:table-cell table:style-name="ce16" office:value-type="string" calcext:value-type="string">
            <text:p>get a charge data with limitation and pagination by using strting after</text:p>
          </table:table-cell>
          <table:table-cell table:number-columns-repeated="1017"/>
        </table:table-row>
        <table:table-row table:style-name="ro25">
          <table:covered-table-cell/>
          <table:covered-table-cell table:style-name="ce5"/>
          <table:covered-table-cell table:style-name="ce7"/>
          <table:covered-table-cell table:style-name="ce5"/>
          <table:covered-table-cell table:style-name="ce12"/>
          <table:table-cell table:style-name="ce12" office:value-type="string" calcext:value-type="string">
            <text:p>localhost:3030/payment?gateway=stripe&amp;chargeId=ch_1ArRYUGMQxjcIs4EVgV7bG4c&amp;customerId=cus_B8WriFH4b9Mt9J</text:p>
          </table:table-cell>
          <table:table-cell table:style-name="ce8" office:value-type="string" calcext:value-type="string">
            <text:p>Get perticular charge data by chargeid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8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Url</text:p>
          </table:table-cell>
          <table:table-cell table:style-name="ce11" office:value-type="string" calcext:value-type="string">
            <text:p>Data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26">
          <table:table-cell/>
          <table:table-cell table:style-name="ce3" office:value-type="string" calcext:value-type="string" table:number-columns-spanned="1" table:number-rows-spanned="6">
            <text:p>refund</text:p>
          </table:table-cell>
          <table:table-cell table:style-name="ce3" office:value-type="string" calcext:value-type="string" table:number-columns-spanned="1" table:number-rows-spanned="2">
            <text:p>Create</text:p>
          </table:table-cell>
          <table:table-cell table:style-name="ce3" office:value-type="string" calcext:value-type="string" table:number-columns-spanned="1" table:number-rows-spanned="6">
            <text:p>Localhost:3030/payment</text:p>
          </table:table-cell>
          <table:table-cell table:style-name="ce8" office:value-type="string" calcext:value-type="string">
            <text:p>{"gateway":"stripe",</text:p>
            <text:p>"chargeId":"ch_1AyzaRGMQxjcIs4EK8fuMJ2l",</text:p>
            <text:p>"amount":100</text:p>
            <text:p>}                                                                 </text:p>
            <text:p>  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Create a fully <text:s/>refund for perticular charge by giving chargeId and whole amount <text:s text:c="22"/></text:p>
          </table:table-cell>
          <table:table-cell table:number-columns-repeated="1017"/>
        </table:table-row>
        <table:table-row table:style-name="ro27">
          <table:table-cell/>
          <table:covered-table-cell table:number-columns-repeated="3" table:style-name="ce3"/>
          <table:table-cell table:style-name="ce12" office:value-type="string" calcext:value-type="string">
            <text:p><text:span text:style-name="T1">{"gateway":"stripe",</text:span></text:p>
            <text:p><text:span text:style-name="T1">"chargeId":"ch_1AyzaRGMQxjcIs4EK8fuMJ2l",</text:span></text:p>
            <text:p><text:span text:style-name="T1">"amount":20</text:span></text:p>
            <text:p><text:span text:style-name="T1">}  </text:span></text:p>
          </table:table-cell>
          <table:table-cell table:style-name="ce3" office:value-type="string" calcext:value-type="string">
            <text:p>NA</text:p>
          </table:table-cell>
          <table:table-cell table:style-name="ce12" office:value-type="string" calcext:value-type="string">
            <text:p>Create a partialy <text:s/>refund for perticular charge by giving chargeId and some amount <text:s text:c="7"/></text:p>
          </table:table-cell>
          <table:table-cell table:number-columns-repeated="1017"/>
        </table:table-row>
        <table:table-row table:style-name="ro28">
          <table:table-cell/>
          <table:covered-table-cell table:style-name="ce5"/>
          <table:table-cell table:style-name="ce3" office:value-type="string" calcext:value-type="string">
            <text:p>Update</text:p>
          </table:table-cell>
          <table:covered-table-cell table:style-name="ce5"/>
          <table:table-cell table:style-name="ce8" office:value-type="string" calcext:value-type="string">
            <text:p>{"gateway":"stripe",</text:p>
            <text:p>    "id": "re_1Ax9amGMQxjcIs4EV9babkAu",</text:p>
            <text:p>    "metadata": {</text:p>
            <text:p>    "orederid":"123456"</text:p>
            <text:p>    }</text:p>
            <text:p>  </text:p>
            <text:p>}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Updates the specified refund by setting the values of the parameters passed</text:p>
          </table:table-cell>
          <table:table-cell table:number-columns-repeated="1017"/>
        </table:table-row>
        <table:table-row table:style-name="ro29">
          <table:table-cell/>
          <table:covered-table-cell table:style-name="ce5"/>
          <table:table-cell table:style-name="ce3" office:value-type="string" calcext:value-type="string" table:number-columns-spanned="1" table:number-rows-spanned="3">
            <text:p>Get</text:p>
          </table:table-cell>
          <table:covered-table-cell table:style-name="ce5"/>
          <table:table-cell table:style-name="ce8" office:value-type="string" calcext:value-type="string" table:number-columns-spanned="1" table:number-rows-spanned="3">
            <text:p>NA</text:p>
          </table:table-cell>
          <table:table-cell table:style-name="ce13" office:value-type="string" calcext:value-type="string">
            <text:p>localhost:3030/refund?gateway=stripe&amp;id=re_1Ax9amGMQxjcIs4EV9babkAu</text:p>
          </table:table-cell>
          <table:table-cell table:style-name="ce16" office:value-type="string" calcext:value-type="string">
            <text:p>Retrieves the details of an existing refund by giving refundId <text:s text:c="26"/></text:p>
          </table:table-cell>
          <table:table-cell table:number-columns-repeated="1017"/>
        </table:table-row>
        <table:table-row table:style-name="ro30">
          <table:table-cell/>
          <table:covered-table-cell table:style-name="ce5"/>
          <table:covered-table-cell table:style-name="ce3"/>
          <table:covered-table-cell table:style-name="ce5"/>
          <table:covered-table-cell table:style-name="ce8"/>
          <table:table-cell table:style-name="ce13" office:value-type="string" calcext:value-type="string">
            <text:p>localhost:3030/refund?gateway=stripe</text:p>
          </table:table-cell>
          <table:table-cell table:style-name="ce16" office:value-type="string" calcext:value-type="string">
            <text:p>Returns a list of all refunds you’ve previously created</text:p>
          </table:table-cell>
          <table:table-cell table:number-columns-repeated="1017"/>
        </table:table-row>
        <table:table-row table:style-name="ro31">
          <table:table-cell/>
          <table:covered-table-cell table:style-name="ce5"/>
          <table:covered-table-cell table:style-name="ce7"/>
          <table:covered-table-cell table:style-name="ce5"/>
          <table:covered-table-cell table:style-name="ce12"/>
          <table:table-cell table:style-name="ce12" office:value-type="string" calcext:value-type="string">
            <text:p>localhost:3030/refund?gateway=stripe&amp;limit=2&amp;starting_after=re_1Ax9amGMQxjcIs4EV9babkAu</text:p>
          </table:table-cell>
          <table:table-cell table:style-name="ce8" office:value-type="string" calcext:value-type="string">
            <text:p>Returns a list of all refunds that previously created giving limit and pagin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Url</text:p>
          </table:table-cell>
          <table:table-cell table:style-name="ce11" office:value-type="string" calcext:value-type="string">
            <text:p>Data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32">
          <table:table-cell/>
          <table:table-cell table:style-name="ce3" office:value-type="string" calcext:value-type="string" table:number-columns-spanned="1" table:number-rows-spanned="7">
            <text:p>Subscription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 table:number-columns-spanned="1" table:number-rows-spanned="7">
            <text:p>Localhost:3030/subscription</text:p>
          </table:table-cell>
          <table:table-cell table:style-name="ce8" office:value-type="string" calcext:value-type="string">
            <text:p>{"gateway":"stripe",</text:p>
            <text:p>"customer" : "cus_BDobESkMTarbKV",</text:p>
            <text:p>“plan” : “fp-new-name-plan-61”}</text:p>
            <text:p/>
            <text:p/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Create a new subscription <text:s/>, it will return the subscription id <text:s/>in response</text:p>
          </table:table-cell>
          <table:table-cell table:number-columns-repeated="1017"/>
        </table:table-row>
        <table:table-row table:style-name="ro33">
          <table:table-cell/>
          <table:covered-table-cell table:style-name="ce5"/>
          <table:table-cell table:style-name="ce3" office:value-type="string" calcext:value-type="string" table:number-columns-spanned="1" table:number-rows-spanned="3">
            <text:p>Get</text:p>
          </table:table-cell>
          <table:covered-table-cell table:style-name="ce5"/>
          <table:table-cell table:style-name="ce8" office:value-type="string" calcext:value-type="string" table:number-columns-spanned="1" table:number-rows-spanned="3">
            <text:p>NA</text:p>
          </table:table-cell>
          <table:table-cell table:style-name="ce13" office:value-type="string" calcext:value-type="string">
            <text:p>localhost:3030/subscription?gateway=stripe&amp;id=sub_BEXPJEWv56XUTV<text:span text:style-name="T4">                                                   </text:span><text:span text:style-name="T5">   </text:span></text:p>
          </table:table-cell>
          <table:table-cell table:style-name="ce16" office:value-type="string" calcext:value-type="string">
            <text:p>Get a particular subscription data by id. Pass the query params</text:p>
          </table:table-cell>
          <table:table-cell table:number-columns-repeated="1017"/>
        </table:table-row>
        <table:table-row table:style-name="ro34">
          <table:table-cell/>
          <table:covered-table-cell table:style-name="ce5"/>
          <table:covered-table-cell table:style-name="ce7"/>
          <table:covered-table-cell table:style-name="ce5"/>
          <table:covered-table-cell table:style-name="ce12"/>
          <table:table-cell table:style-name="ce12" office:value-type="string" calcext:value-type="string">
            <text:p>localhost:3030/subscription?gateway=stripe&amp;customer=cus_BdobESkMTarbKV <text:s text:c="2"/></text:p>
          </table:table-cell>
          <table:table-cell table:style-name="ce8" office:value-type="string" calcext:value-type="string">
            <text:p>Get all subscription for a particular customer </text:p>
          </table:table-cell>
          <table:table-cell table:number-columns-repeated="1017"/>
        </table:table-row>
        <table:table-row table:style-name="ro35">
          <table:table-cell/>
          <table:covered-table-cell table:style-name="ce5"/>
          <table:covered-table-cell table:style-name="ce7"/>
          <table:covered-table-cell table:style-name="ce5"/>
          <table:covered-table-cell table:style-name="ce12"/>
          <table:table-cell table:style-name="ce12" office:value-type="string" calcext:value-type="string">
            <text:p>localhost:3030/subscription?gateway=stripe&amp;plan=fp-new-name-plan-test1 </text:p>
          </table:table-cell>
          <table:table-cell table:style-name="ce12" office:value-type="string" calcext:value-type="string">
            <text:p>Get all subscription for a particular plan</text:p>
          </table:table-cell>
          <table:table-cell table:number-columns-repeated="1017"/>
        </table:table-row>
        <table:table-row table:style-name="ro36">
          <table:table-cell/>
          <table:covered-table-cell/>
          <table:table-cell table:style-name="ce7" office:value-type="string" calcext:value-type="string">
            <text:p>Find All</text:p>
          </table:table-cell>
          <table:covered-table-cell/>
          <table:table-cell table:style-name="ce12" office:value-type="string" calcext:value-type="string">
            <text:p>NA</text:p>
          </table:table-cell>
          <table:table-cell table:style-name="ce14" office:value-type="string" calcext:value-type="string">
            <text:p>gateway=stripe</text:p>
          </table:table-cell>
          <table:table-cell table:style-name="ce12" office:value-type="string" calcext:value-type="string">
            <text:p>Find all Subscription .</text:p>
          </table:table-cell>
          <table:table-cell table:number-columns-repeated="1017"/>
        </table:table-row>
        <table:table-row table:style-name="ro37">
          <table:table-cell/>
          <table:covered-table-cell/>
          <table:table-cell table:style-name="ce7" office:value-type="string" calcext:value-type="string">
            <text:p>Update</text:p>
          </table:table-cell>
          <table:covered-table-cell/>
          <table:table-cell table:style-name="ce12" office:value-type="string" calcext:value-type="string">
            <text:p>{"gateway":"stripe",</text:p>
            <text:p>    "id": "sub_BLGw4nFR50FnkU",</text:p>
            <text:p>    "source": {</text:p>
            <text:p>    "object":"card",</text:p>
            <text:p>    "exp_month":"02",</text:p>
            <text:p>    "exp_year":"2020",</text:p>
            <text:p>    "cvc":123,</text:p>
            <text:p>    "number":"4242424242424242"</text:p>
            <text:p>    },</text:p>
            <text:p>    "tax_percent":10</text:p>
            <text:p>  </text:p>
            <text:p>}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string" calcext:value-type="string">
            <text:p>Updates an existing subscription to match the specified parameters</text:p>
          </table:table-cell>
          <table:table-cell table:number-columns-repeated="1017"/>
        </table:table-row>
        <table:table-row table:style-name="ro38">
          <table:table-cell/>
          <table:covered-table-cell/>
          <table:table-cell table:style-name="ce7" office:value-type="string" calcext:value-type="string">
            <text:p>Delete</text:p>
          </table:table-cell>
          <table:covered-table-cell/>
          <table:table-cell table:style-name="ce12" office:value-type="string" calcext:value-type="string">
            <text:p>NA</text:p>
          </table:table-cell>
          <table:table-cell table:style-name="ce15" office:value-type="string" calcext:value-type="string">
            <text:p>id=sub_BEXPJEWv56XUT&amp;gateway=stripe</text:p>
            <text:p/>
          </table:table-cell>
          <table:table-cell table:style-name="ce8" office:value-type="string" calcext:value-type="string">
            <text:p>Delete subscription by ID. Pass the query params</text:p>
          </table:table-cell>
          <table:table-cell table:number-columns-repeated="101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Default"/>
        <table:table-column table:style-name="co4" table:default-cell-style-name="ce9"/>
        <table:table-column table:style-name="co5" table:default-cell-style-name="ce6"/>
        <table:table-column table:style-name="co6" table:default-cell-style-name="ce6"/>
        <table:table-column table:style-name="co1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6" table:number-rows-spanned="2">
            <text:p>API-List for payment and invoice module</text:p>
          </table:table-cell>
          <table:covered-table-cell table:number-columns-repeated="2"/>
          <table:covered-table-cell table:style-name="ce10"/>
          <table:covered-table-cell table:number-columns-repeated="2"/>
          <table:table-cell table:number-columns-repeated="1017"/>
        </table:table-row>
        <table:table-row table:style-name="ro3">
          <table:table-cell/>
          <table:covered-table-cell table:number-columns-repeated="6"/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>
            <text:p>Example auth dot net <text:s/>headers : </text:p>
          </table:table-cell>
          <table:table-cell table:style-name="ce3" office:value-type="string" calcext:value-type="string" table:number-columns-spanned="5" table:number-rows-spanned="1">
            <text:p>X-api-token : <text:s/>7u2c3W48QS6GgrQH <text:s text:c="6"/>&amp; <text:s text:c="3"/>x-api-login : <text:s/>6E5bm3MSd</text:p>
          </table:table-cell>
          <table:covered-table-cell table:style-name="ce3"/>
          <table:covered-table-cell table:style-name="ce8"/>
          <table:covered-table-cell table:number-columns-repeated="2" table:style-name="ce3"/>
          <table:table-cell table:number-columns-repeated="1017"/>
        </table:table-row>
        <table:table-row table:style-name="ro39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Url</text:p>
          </table:table-cell>
          <table:table-cell table:style-name="ce11" office:value-type="string" calcext:value-type="string">
            <text:p>Data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Remarks</text:p>
          </table:table-cell>
          <table:table-cell table:number-columns-repeated="1017"/>
        </table:table-row>
        <table:table-row table:style-name="ro5">
          <table:table-cell table:style-name="ce1"/>
          <table:table-cell table:style-name="ce5"/>
          <table:table-cell table:style-name="ce3"/>
          <table:table-cell table:style-name="ce5"/>
          <table:table-cell table:style-name="ce8"/>
          <table:table-cell table:style-name="ce3" table:number-columns-repeated="2"/>
          <table:table-cell table:style-name="ce1" table:number-columns-repeated="1017"/>
        </table:table-row>
        <table:table-row table:style-name="ro40">
          <table:table-cell/>
          <table:table-cell table:style-name="ce3" office:value-type="string" calcext:value-type="string" table:number-columns-spanned="1" table:number-rows-spanned="5">
            <text:p>Customer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 table:number-columns-spanned="1" table:number-rows-spanned="5">
            <text:p>Localhost:3030/customer</text:p>
          </table:table-cell>
          <table:table-cell table:style-name="ce8" office:value-type="string" calcext:value-type="string">
            <text:p/>
            <text:p/>
            <text:p>{"gateway":"authdotnet",</text:p>
            <text:p>"cardNumber" : "4242424242424242",</text:p>
            <text:p>"cvc" : 225,</text:p>
            <text:p>"expMonth" :7,</text:p>
            <text:p>"expYear" : "2018",</text:p>
            <text:p>"email" : "test29@test.com",</text:p>
            <text:p>"description" : "new",</text:p>
            <text:p>"merchantCustomerId" : "authcus19",</text:p>
            <text:p>"address" : {</text:p>
            <text:p>"firstName" : "John",</text:p>
            <text:p>"lastName" : "Doe"</text:p>
            <text:p>}</text:p>
            <text:p/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<text:span text:style-name="T3">authdotnet add unique “</text:span><text:span text:style-name="T7">merchantCustomerId</text:span><text:span text:style-name="T3">” and gateway as “</text:span><text:span text:style-name="T7">authdotnet</text:span><text:span text:style-name="T3">”.</text:span></text:p>
          </table:table-cell>
          <table:table-cell table:number-columns-repeated="1017"/>
        </table:table-row>
        <table:table-row table:style-name="ro6">
          <table:table-cell/>
          <table:covered-table-cell table:style-name="ce5"/>
          <table:table-cell table:style-name="ce3" office:value-type="string" calcext:value-type="string">
            <text:p>Update</text:p>
          </table:table-cell>
          <table:covered-table-cell table:style-name="ce5"/>
          <table:table-cell table:style-name="ce8" office:value-type="string" calcext:value-type="string">
            <text:p/>
            <text:p>{</text:p>
            <text:p>"gateway":"authdotnet",</text:p>
            <text:p>"merchantCustomerId": "authcus12",</text:p>
            <text:p>"description": "updated profile description12222",</text:p>
            <text:p>"email": "test3022@test.com",</text:p>
            <text:p>"customer": "1501694610"</text:p>
            <text:p>}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Update email, desc, merchantCustomer Id in authdot net</text:p>
          </table:table-cell>
          <table:table-cell table:number-columns-repeated="1017"/>
        </table:table-row>
        <table:table-row table:style-name="ro7">
          <table:table-cell/>
          <table:covered-table-cell table:style-name="ce5"/>
          <table:table-cell table:style-name="ce3" office:value-type="string" calcext:value-type="string">
            <text:p>Get</text:p>
          </table:table-cell>
          <table:covered-table-cell table:style-name="ce5"/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<text:s text:c="15"/>localhost:3030/customer?gateway=authdotnet&amp;id=1501802755 <text:s text:c="21"/></text:p>
          </table:table-cell>
          <table:table-cell table:style-name="ce8" office:value-type="string" calcext:value-type="string">
            <text:p>Get data by id. Pass the query params <text:s text:c="25"/></text:p>
          </table:table-cell>
          <table:table-cell table:number-columns-repeated="1017"/>
        </table:table-row>
        <table:table-row table:style-name="ro10">
          <table:table-cell/>
          <table:covered-table-cell table:style-name="ce5"/>
          <table:table-cell table:style-name="ce7" office:value-type="string" calcext:value-type="string">
            <text:p>Find All</text:p>
          </table:table-cell>
          <table:covered-table-cell table:style-name="ce5"/>
          <table:table-cell table:style-name="ce12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3" office:value-type="string" calcext:value-type="string">
            <text:p>Find all customer .</text:p>
          </table:table-cell>
          <table:table-cell table:number-columns-repeated="1017"/>
        </table:table-row>
        <table:table-row table:style-name="ro41">
          <table:table-cell/>
          <table:covered-table-cell table:style-name="ce5"/>
          <table:table-cell table:style-name="ce3" office:value-type="string" calcext:value-type="string">
            <text:p>Delete</text:p>
          </table:table-cell>
          <table:covered-table-cell table:style-name="ce5"/>
          <table:table-cell table:style-name="ce8" office:value-type="string" calcext:value-type="string">
            <text:p>NA</text:p>
          </table:table-cell>
          <table:table-cell table:style-name="ce18" office:value-type="string" calcext:value-type="string">
            <text:p>Id=1501676798&amp;gateway=authdotnet</text:p>
          </table:table-cell>
          <table:table-cell table:style-name="ce8" office:value-type="string" calcext:value-type="string">
            <text:p>Delete customer by ID. Pass the query params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12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Url</text:p>
          </table:table-cell>
          <table:table-cell table:style-name="ce11" office:value-type="string" calcext:value-type="string">
            <text:p>Data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42">
          <table:table-cell/>
          <table:table-cell table:style-name="ce3" office:value-type="string" calcext:value-type="string" table:number-columns-spanned="1" table:number-rows-spanned="8">
            <text:p>Subscription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 table:number-columns-spanned="1" table:number-rows-spanned="8">
            <text:p>Localhost:3030/subscription</text:p>
          </table:table-cell>
          <table:table-cell table:style-name="ce8" office:value-type="string" calcext:value-type="string">
            <text:p/>
            <text:p/>
            <text:p>{"gateway":"authdotnet",</text:p>
            <text:p>"subscription": {</text:p>
            <text:p>            "name": "Sample subscription",</text:p>
            <text:p>            "paymentSchedule": {</text:p>
            <text:p>                "interval": {</text:p>
            <text:p>                    "length": 7 ,</text:p>
            <text:p>                    "unit":"DAYS"</text:p>
            <text:p>                },</text:p>
            <text:p>                "startDate": "2017-08-30",</text:p>
            <text:p>                "totalOccurrences": "12",</text:p>
            <text:p>                "trialOccurrences": "1"</text:p>
            <text:p>            },</text:p>
            <text:p>            "amount": "1",</text:p>
            <text:p>            "trialAmount": "0.00",</text:p>
            <text:p>            "profile": {</text:p>
            <text:p>                "customerProfileId": "1501717563",</text:p>
            <text:p>                "customerPaymentProfileId": "1501241138",</text:p>
            <text:p>                "customerAddressId": "1501271398"</text:p>
            <text:p>            }</text:p>
            <text:p>        }</text:p>
            <text:p>}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Create a new subscription <text:s/>, it will return the subscription id <text:s/>in response</text:p>
          </table:table-cell>
          <table:table-cell table:number-columns-repeated="1017"/>
        </table:table-row>
        <table:table-row table:style-name="ro43">
          <table:table-cell/>
          <table:covered-table-cell table:style-name="ce5"/>
          <table:table-cell table:style-name="ce3" office:value-type="string" calcext:value-type="string">
            <text:p>Update</text:p>
          </table:table-cell>
          <table:covered-table-cell table:style-name="ce5"/>
          <table:table-cell table:style-name="ce8" office:value-type="string" calcext:value-type="string">
            <text:p>{"gateway":"authdotnet",</text:p>
            <text:p>"id":"4746397",</text:p>
            <text:p>"subscription": {</text:p>
            <text:p>           "order":{</text:p>
            <text:p>           "invoiceNumber":"56622",</text:p>
            <text:p>           "description":"update data"</text:p>
            <text:p>           }</text:p>
            <text:p>}</text:p>
            <text:p>}</text:p>
          </table:table-cell>
          <table:table-cell table:style-name="ce3" office:value-type="string" calcext:value-type="string">
            <text:p>NA</text:p>
          </table:table-cell>
          <table:table-cell table:style-name="ce8"/>
          <table:table-cell table:number-columns-repeated="1017"/>
        </table:table-row>
        <table:table-row table:style-name="ro15">
          <table:table-cell table:number-columns-spanned="1" table:number-rows-spanned="3"/>
          <table:covered-table-cell table:style-name="ce5"/>
          <table:table-cell table:style-name="ce3" office:value-type="string" calcext:value-type="string" table:number-columns-spanned="1" table:number-rows-spanned="3">
            <text:p>Get</text:p>
          </table:table-cell>
          <table:covered-table-cell table:style-name="ce5"/>
          <table:table-cell table:style-name="ce8" office:value-type="string" calcext:value-type="string" table:number-columns-spanned="1" table:number-rows-spanned="3">
            <text:p>NA</text:p>
          </table:table-cell>
          <table:table-cell table:style-name="ce13" office:value-type="string" calcext:value-type="string">
            <text:p><text:span text:style-name="T4">                                       </text:span>localhost:3030/subscription?gateway=authdotnet&amp;id=4747507  </text:p>
          </table:table-cell>
          <table:table-cell table:style-name="ce8" office:value-type="string" calcext:value-type="string">
            <text:p>get a perticular subscrtion by id</text:p>
          </table:table-cell>
          <table:table-cell table:number-columns-repeated="1017"/>
        </table:table-row>
        <table:table-row table:style-name="ro16">
          <table:covered-table-cell/>
          <table:covered-table-cell table:style-name="ce5"/>
          <table:covered-table-cell table:style-name="ce7"/>
          <table:covered-table-cell table:style-name="ce5"/>
          <table:covered-table-cell table:style-name="ce12"/>
          <table:table-cell table:style-name="ce12" office:value-type="string" calcext:value-type="string">
            <text:p><text:s/>localhost:3030/subscription?gateway=authdotnet&amp;id=4747507&amp;getStatus=true</text:p>
          </table:table-cell>
          <table:table-cell table:style-name="ce8" office:value-type="string" calcext:value-type="string">
            <text:p><text:s/>get a perticular subscription status by id</text:p>
          </table:table-cell>
          <table:table-cell table:number-columns-repeated="1017"/>
        </table:table-row>
        <table:table-row table:style-name="ro17">
          <table:covered-table-cell/>
          <table:covered-table-cell table:style-name="ce5"/>
          <table:covered-table-cell table:style-name="ce7"/>
          <table:covered-table-cell table:style-name="ce5"/>
          <table:covered-table-cell table:style-name="ce12"/>
          <table:table-cell table:style-name="ce12" office:value-type="string" calcext:value-type="string">
            <text:p><text:span text:style-name="T6">                                  </text:span> localhost:3030/subscription?gateway=authdotnet&amp;searchType=subscriptionActive</text:p>
          </table:table-cell>
          <table:table-cell table:style-name="ce12" office:value-type="string" calcext:value-type="string">
            <text:p>get all subscription list by searchtype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7" office:value-type="string" calcext:value-type="string">
            <text:p>Find All</text:p>
          </table:table-cell>
          <table:covered-table-cell/>
          <table:table-cell table:style-name="ce12" office:value-type="string" calcext:value-type="string">
            <text:p>NA</text:p>
          </table:table-cell>
          <table:table-cell table:style-name="ce14" office:value-type="string" calcext:value-type="string">
            <text:p>gateway=stripe</text:p>
          </table:table-cell>
          <table:table-cell table:style-name="ce12" office:value-type="string" calcext:value-type="string">
            <text:p>Find all Subscription .</text:p>
          </table:table-cell>
          <table:table-cell table:number-columns-repeated="1017"/>
        </table:table-row>
        <table:table-row table:style-name="ro44">
          <table:table-cell/>
          <table:covered-table-cell/>
          <table:table-cell table:style-name="ce7" office:value-type="string" calcext:value-type="string">
            <text:p>Update</text:p>
          </table:table-cell>
          <table:covered-table-cell/>
          <table:table-cell table:style-name="ce12" office:value-type="string" calcext:value-type="string">
            <text:p>{"gateway":"authdotnet",</text:p>
            <text:p>"id":"4746397",</text:p>
            <text:p>"subscription": {</text:p>
            <text:p>           "order":{</text:p>
            <text:p>           "invoiceNumber":"56622",</text:p>
            <text:p>           "description":"update data"</text:p>
            <text:p>           }</text:p>
            <text:p>}</text:p>
            <text:p>}</text:p>
          </table:table-cell>
          <table:table-cell table:style-name="ce14" office:value-type="string" calcext:value-type="string">
            <text:p>NA</text:p>
          </table:table-cell>
          <table:table-cell table:style-name="ce17" office:value-type="string" calcext:value-type="string">
            <text:p>update subscription order invoice number and description</text:p>
          </table:table-cell>
          <table:table-cell table:number-columns-repeated="1017"/>
        </table:table-row>
        <table:table-row table:style-name="ro38">
          <table:table-cell/>
          <table:covered-table-cell/>
          <table:table-cell table:style-name="ce7" office:value-type="string" calcext:value-type="string">
            <text:p>Delete</text:p>
          </table:table-cell>
          <table:covered-table-cell/>
          <table:table-cell table:style-name="ce12" office:value-type="string" calcext:value-type="string">
            <text:p>NA</text:p>
          </table:table-cell>
          <table:table-cell table:style-name="ce15" office:value-type="string" calcext:value-type="string">
            <text:p> localhost:3030/subscription?gateway=authdotnet&amp;id=4747507</text:p>
            <text:p/>
          </table:table-cell>
          <table:table-cell table:style-name="ce8" office:value-type="string" calcext:value-type="string">
            <text:p><text:s/>Delete subscription by ID</text:p>
          </table:table-cell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Url</text:p>
          </table:table-cell>
          <table:table-cell table:style-name="ce11" office:value-type="string" calcext:value-type="string">
            <text:p>Data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Remarks</text:p>
          </table:table-cell>
          <table:table-cell table:number-columns-repeated="1017"/>
        </table:table-row>
        <table:table-row table:style-name="ro45">
          <table:table-cell/>
          <table:table-cell table:style-name="ce5"/>
          <table:table-cell table:style-name="ce3"/>
          <table:table-cell table:style-name="ce5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46">
          <table:table-cell/>
          <table:table-cell table:style-name="ce3" office:value-type="string" calcext:value-type="string">
            <text:p>payment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Localhost:3030/payment</text:p>
          </table:table-cell>
          <table:table-cell table:style-name="ce8" office:value-type="string" calcext:value-type="string">
            <text:p>                                                                            </text:p>
            <text:p>Payment for existing customer -  {</text:p>
            <text:p>"gateway":"authdotnet",</text:p>
            <text:p>"amount":20,</text:p>
            <text:p>"customerId":"1501802960",</text:p>
            <text:p>"customerPaymentProfieId":"1501324492",</text:p>
            <text:p>    "isCustomer":true</text:p>
            <text:p>}</text:p>
            <text:p/>
            <text:p>.......................................................</text:p>
            <text:p/>
            <text:p>Paymment for random customer - {</text:p>
            <text:p>"gateway":"authdotnet",</text:p>
            <text:p> "amount": 200,</text:p>
            <text:p> "cardNumber":"4242424242424242",</text:p>
            <text:p> "expMonth":"05",</text:p>
            <text:p> "expYear":"22",</text:p>
            <text:p> "cvc":"235",</text:p>
            <text:p> "isCustomer":false</text:p>
            <text:p>}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create a new charge for customer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Url</text:p>
          </table:table-cell>
          <table:table-cell table:style-name="ce11" office:value-type="string" calcext:value-type="string">
            <text:p>Data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Remarks</text:p>
          </table:table-cell>
          <table:table-cell table:number-columns-repeated="1017"/>
        </table:table-row>
        <table:table-row table:style-name="ro48">
          <table:table-cell table:number-columns-spanned="1" table:number-rows-spanned="2"/>
          <table:table-cell table:style-name="ce5"/>
          <table:table-cell table:style-name="ce3"/>
          <table:table-cell table:style-name="ce5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49">
          <table:covered-table-cell/>
          <table:table-cell table:style-name="ce3" office:value-type="string" calcext:value-type="string" table:number-columns-spanned="1" table:number-rows-spanned="2">
            <text:p>refund</text:p>
          </table:table-cell>
          <table:table-cell table:style-name="ce3" office:value-type="string" calcext:value-type="string" table:number-columns-spanned="1" table:number-rows-spanned="2">
            <text:p>Create</text:p>
          </table:table-cell>
          <table:table-cell table:style-name="ce3" office:value-type="string" calcext:value-type="string" table:number-columns-spanned="1" table:number-rows-spanned="2">
            <text:p>Localhost:3030/payment</text:p>
          </table:table-cell>
          <table:table-cell table:style-name="ce8" office:value-type="string" calcext:value-type="string">
            <text:p>{"gateway":"authdotnet",</text:p>
            <text:p>"transactionRequest":{</text:p>
            <text:p>"transactionType":"REFUNDTRANSACTION",</text:p>
            <text:p>"amount":"3",</text:p>
            <text:p>"refTransId":"40006195937",</text:p>
            <text:p>            "payment": {</text:p>
            <text:p>                "creditCard": {</text:p>
            <text:p>                    "cardNumber": "4242",</text:p>
            <text:p>                    "expirationDate": "0822"</text:p>
            <text:p>                }</text:p>
            <text:p>            }</text:p>
            <text:p>}</text:p>
            <text:p>}</text:p>
            <text:p>  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<text:s text:c="2"/>Create a fully refund for perticular payment by giving transaction id and whole amount</text:p>
          </table:table-cell>
          <table:table-cell table:number-columns-repeated="1017"/>
        </table:table-row>
        <table:table-row table:style-name="ro40">
          <table:table-cell/>
          <table:covered-table-cell table:number-columns-repeated="3" table:style-name="ce3"/>
          <table:table-cell table:style-name="ce12" office:value-type="string" calcext:value-type="string">
            <text:p><text:span text:style-name="T1">                                                                                                                                       {"gateway":"authdotnet",</text:span></text:p>
            <text:p>"transactionRequest":{</text:p>
            <text:p>"transactionType":"REFUNDTRANSACTION",</text:p>
            <text:p>"amount":"1",</text:p>
            <text:p>"refTransId":"40006195937",</text:p>
            <text:p>            "payment": {</text:p>
            <text:p>                "creditCard": {</text:p>
            <text:p>                    "cardNumber": "4242",</text:p>
            <text:p>                    "expirationDate": "0822"</text:p>
            <text:p>                }</text:p>
            <text:p>            }</text:p>
            <text:p>}</text:p>
            <text:p>}</text:p>
          </table:table-cell>
          <table:table-cell table:style-name="ce3" office:value-type="string" calcext:value-type="string">
            <text:p>NA</text:p>
          </table:table-cell>
          <table:table-cell table:style-name="ce12" office:value-type="string" calcext:value-type="string">
            <text:p><text:s/>Create a partially <text:s/>refund for perticular payment by giving transaction id amd some amoun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0">
          <table:table-cell table:number-columns-repeated="1024"/>
        </table:table-row>
        <table:table-row table:style-name="ro5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API-List for payment and invoice module</text:p>
          </table:table-cell>
          <table:covered-table-cell table:style-name="ce6"/>
          <table:covered-table-cell/>
          <table:covered-table-cell table:style-name="ce10"/>
          <table:covered-table-cell table:number-columns-repeated="2" table:style-name="ce6"/>
        </table:table-row>
        <table:table-row table:style-name="ro1">
          <table:table-cell/>
          <table:covered-table-cell/>
          <table:covered-table-cell table:style-name="ce6"/>
          <table:covered-table-cell/>
          <table:covered-table-cell table:style-name="ce9"/>
          <table:covered-table-cell table:number-columns-repeated="2" table:style-name="ce6"/>
        </table:table-row>
        <table:table-row table:style-name="ro52">
          <table:table-cell/>
          <table:table-cell table:style-name="ce3" office:value-type="string" calcext:value-type="string">
            <text:p>Example paypal headers : </text:p>
          </table:table-cell>
          <table:table-cell table:style-name="ce8" office:value-type="string" calcext:value-type="string" table:number-columns-spanned="5" table:number-rows-spanned="1">
            <text:p>X-api-token : ENZqH3zPXTfSMmbwz7U58wYCOdRlaQKLUv-GhsHA9clcL9l5jHj43lN8aDZJNvk3EZmUOZkpYLOxdcBO <text:s/>&amp; <text:s text:c="2"/>x-api-login : Ab8KuYyzB2F67ofjjGNWBV3Pmooik890crPqPNIhWeM70WGG3TdaW-MDOycJWYNbHhlNjD0vdxGiI3nV</text:p>
          </table:table-cell>
          <table:covered-table-cell table:style-name="ce3"/>
          <table:covered-table-cell table:style-name="ce8"/>
          <table:covered-table-cell table:number-columns-repeated="2" table:style-name="ce3"/>
        </table:table-row>
        <table:table-row table:style-name="ro18">
          <table:table-cell table:style-name="ce1"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Url</text:p>
          </table:table-cell>
          <table:table-cell table:style-name="ce11" office:value-type="string" calcext:value-type="string">
            <text:p>Data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Remarks</text:p>
          </table:table-cell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style-name="ce8"/>
          <table:table-cell table:style-name="ce3" table:number-columns-repeated="2"/>
        </table:table-row>
        <table:table-row table:style-name="ro53">
          <table:table-cell/>
          <table:table-cell table:style-name="ce3" office:value-type="string" calcext:value-type="string" table:number-columns-spanned="1" table:number-rows-spanned="5">
            <text:p>Plan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 table:number-columns-spanned="1" table:number-rows-spanned="5">
            <text:p>Localhost:3030/plan</text:p>
          </table:table-cell>
          <table:table-cell table:style-name="ce8" office:value-type="string" calcext:value-type="string">
            <text:p>{</text:p>
            <text:p>"gateway":"paypal",</text:p>
            <text:p> "description": "Create Plan for Regular",</text:p>
            <text:p>    "merchant_preferences": {</text:p>
            <text:p>        "auto_bill_amount": "YES",</text:p>
            <text:p>        "cancel_url": "http://www.cancel.com",</text:p>
            <text:p>        "initial_fail_amount_action": "CONTINUE",</text:p>
            <text:p>        "max_fail_attempts": "1",</text:p>
            <text:p>        "return_url": "http://www.success.com",</text:p>
            <text:p>        "setup_fee": {</text:p>
            <text:p>            "currency": "USD",</text:p>
            <text:p>            "value": "20"</text:p>
            <text:p>        }</text:p>
            <text:p>    },</text:p>
            <text:p>    "name": "New Plan",</text:p>
            <text:p>    "payment_definitions": [</text:p>
            <text:p>        {</text:p>
            <text:p>            "amount": {</text:p>
            <text:p>                "currency": "USD",</text:p>
            <text:p>                "value": "10"</text:p>
            <text:p>            },</text:p>
            <text:p>            "charge_models": [</text:p>
            <text:p>                {</text:p>
            <text:p>                    "amount": {</text:p>
            <text:p>                        "currency": "USD",</text:p>
            <text:p>                        "value": "10.60"</text:p>
            <text:p>                    },</text:p>
            <text:p>                    "type": "SHIPPING"</text:p>
            <text:p>                },</text:p>
            <text:p>                {</text:p>
            <text:p>                    "amount": {</text:p>
            <text:p>                        "currency": "USD",</text:p>
            <text:p>                        "value": "20"</text:p>
            <text:p>                    },</text:p>
            <text:p>                    "type": "TAX"</text:p>
            <text:p>                }</text:p>
            <text:p>            ],</text:p>
            <text:p>            "cycles": "0",</text:p>
            <text:p>            "frequency": "DAY",</text:p>
            <text:p>            "frequency_interval": "1",</text:p>
            <text:p>            "name": "Regular 1",</text:p>
            <text:p>            "type": "REGULAR"</text:p>
            <text:p>        }</text:p>
            <text:p>    ],</text:p>
            <text:p>    "type": "INFINITE"</text:p>
            <text:p>}</text:p>
            <text:p/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create a new plan.plan must include at least one regular payment definition and, optionally, a trial payment definition</text:p>
          </table:table-cell>
        </table:table-row>
        <table:table-row table:style-name="ro54">
          <table:table-cell/>
          <table:covered-table-cell table:style-name="ce5"/>
          <table:table-cell table:style-name="ce3" office:value-type="string" calcext:value-type="string">
            <text:p>Update</text:p>
          </table:table-cell>
          <table:covered-table-cell table:style-name="ce5"/>
          <table:table-cell table:style-name="ce8" office:value-type="string" calcext:value-type="string">
            <text:p>{</text:p>
            <text:p>"gateway":"paypal",</text:p>
            <text:p>"billing_plan_id":"P-55D474963A741241LK46KOCQ",</text:p>
            <text:p>"op": "replace",</text:p>
            <text:p>        "path": "/",</text:p>
            <text:p>        "value": {</text:p>
            <text:p>            "state": "ACTIVE"</text:p>
            <text:p>        }</text:p>
            <text:p>}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Before you can create an agreement from a plan, you must activate the plan by updating its state to ACTIVE</text:p>
          </table:table-cell>
        </table:table-row>
        <table:table-row table:style-name="ro35">
          <table:table-cell/>
          <table:covered-table-cell table:style-name="ce5"/>
          <table:table-cell table:style-name="ce3" office:value-type="string" calcext:value-type="string" table:number-columns-spanned="1" table:number-rows-spanned="2">
            <text:p>Get</text:p>
          </table:table-cell>
          <table:covered-table-cell table:style-name="ce5"/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localhost:3030/plan?gateway=paypal&amp;plan_id=P-55D474963A741241LK46KOCQ</text:p>
          </table:table-cell>
          <table:table-cell table:style-name="ce8" office:value-type="string" calcext:value-type="string">
            <text:p>get data by plan id.</text:p>
          </table:table-cell>
        </table:table-row>
        <table:table-row table:style-name="ro55">
          <table:table-cell/>
          <table:covered-table-cell table:style-name="ce5"/>
          <table:covered-table-cell table:style-name="ce3"/>
          <table:covered-table-cell table:style-name="ce5"/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localhost:3030/plan?gateway=paypal&amp;status=ACTIVE&amp;page_size=3</text:p>
          </table:table-cell>
          <table:table-cell table:style-name="ce8" office:value-type="string" calcext:value-type="string">
            <text:p>get plan list filter by status and limit by page_size and defualt page size=10.we can set pageno by giving page starting with index=0 .</text:p>
          </table:table-cell>
        </table:table-row>
        <table:table-row table:style-name="ro18">
          <table:table-cell/>
          <table:covered-table-cell table:style-name="ce5"/>
          <table:table-cell table:style-name="ce7" office:value-type="string" calcext:value-type="string">
            <text:p>Find All</text:p>
          </table:table-cell>
          <table:covered-table-cell table:style-name="ce5"/>
          <table:table-cell table:style-name="ce12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3" office:value-type="string" calcext:value-type="string">
            <text:p>Find all plans .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20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Url</text:p>
          </table:table-cell>
          <table:table-cell table:style-name="ce11" office:value-type="string" calcext:value-type="string">
            <text:p>Data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Remarks</text:p>
          </table:table-cell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style-name="ce8"/>
          <table:table-cell table:style-name="ce3" table:number-columns-repeated="2"/>
        </table:table-row>
        <table:table-row table:style-name="ro56">
          <table:table-cell/>
          <table:table-cell table:style-name="ce3" office:value-type="string" calcext:value-type="string" table:number-columns-spanned="1" table:number-rows-spanned="4">
            <text:p>payment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 table:number-columns-spanned="1" table:number-rows-spanned="4">
            <text:p>Localhost:3030/payment</text:p>
          </table:table-cell>
          <table:table-cell table:style-name="ce8" office:value-type="string" calcext:value-type="string">
            <text:p>{</text:p>
            <text:p>"gateway":"paypal",</text:p>
            <text:p>"intent": "sale",</text:p>
            <text:p>  "payer": {</text:p>
            <text:p>    "payment_method": "credit_card",</text:p>
            <text:p>    "funding_instruments": [{</text:p>
            <text:p>      "payment_card": {</text:p>
            <text:p>        "type": "visa",</text:p>
            <text:p>         "number": "4242424242424242",</text:p>
            <text:p>          "expire_month":11,</text:p>
            <text:p>        "expire_year": 2018,</text:p>
            <text:p>       "cvv2": 123,</text:p>
            <text:p>        "first_name": "Joe",</text:p>
            <text:p>        "last_name": "Shopper",</text:p>
            <text:p>        "billing_country": "US",</text:p>
            <text:p>        "billing_address": {</text:p>
            <text:p>          "line1": "52 N Main ST",</text:p>
            <text:p>          "city": "Johnstown",</text:p>
            <text:p>          "state": "OH",</text:p>
            <text:p>          "postal_code": "43210",</text:p>
            <text:p>          "country_code": "US"</text:p>
            <text:p>        }</text:p>
            <text:p>      }</text:p>
            <text:p>    }]</text:p>
            <text:p>  },</text:p>
            <text:p>  "transactions": [{</text:p>
            <text:p>    "amount": {</text:p>
            <text:p>      "total": "7.47",</text:p>
            <text:p>      "currency": "USD",</text:p>
            <text:p>      "details": {</text:p>
            <text:p>        "subtotal": "7.41",</text:p>
            <text:p>        "tax": "0.03",</text:p>
            <text:p>        "shipping": "0.03"</text:p>
            <text:p>      }</text:p>
            <text:p>    },</text:p>
            <text:p>    "description": "This is the payment transaction description"</text:p>
            <text:p>  }]</text:p>
            <text:p>}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create a new payment by using payment method credit card.</text:p>
          </table:table-cell>
        </table:table-row>
        <table:table-row table:style-name="ro57">
          <table:table-cell/>
          <table:covered-table-cell table:style-name="ce5"/>
          <table:table-cell table:style-name="ce3" office:value-type="string" calcext:value-type="string" table:number-columns-spanned="1" table:number-rows-spanned="3">
            <text:p>Get</text:p>
          </table:table-cell>
          <table:covered-table-cell table:style-name="ce5"/>
          <table:table-cell table:style-name="ce8" office:value-type="string" calcext:value-type="string" table:number-columns-spanned="1" table:number-rows-spanned="3">
            <text:p>NA</text:p>
          </table:table-cell>
          <table:table-cell table:style-name="ce13" office:value-type="string" calcext:value-type="string">
            <text:p>localhost:3030/payment?gateway=paypal</text:p>
          </table:table-cell>
          <table:table-cell table:style-name="ce16" office:value-type="string" calcext:value-type="string">
            <text:p>get all payment data </text:p>
          </table:table-cell>
        </table:table-row>
        <table:table-row table:style-name="ro58">
          <table:table-cell/>
          <table:covered-table-cell table:style-name="ce5"/>
          <table:covered-table-cell table:style-name="ce3"/>
          <table:covered-table-cell table:style-name="ce5"/>
          <table:covered-table-cell table:style-name="ce8"/>
          <table:table-cell table:style-name="ce13" office:value-type="string" calcext:value-type="string">
            <text:p>localhost:3030/payment?gateway=paypal&amp;count=25</text:p>
          </table:table-cell>
          <table:table-cell table:style-name="ce16" office:value-type="string" calcext:value-type="string">
            <text:p>get a payment data with limitation by count</text:p>
          </table:table-cell>
        </table:table-row>
        <table:table-row table:style-name="ro59">
          <table:table-cell/>
          <table:covered-table-cell table:style-name="ce5"/>
          <table:covered-table-cell table:style-name="ce7"/>
          <table:covered-table-cell table:style-name="ce5"/>
          <table:covered-table-cell table:style-name="ce12"/>
          <table:table-cell table:style-name="ce12" office:value-type="string" calcext:value-type="string">
            <text:p>localhost:3030/payment?gateway=paypal&amp;payment_id=PAY-7CY149809C8463721LGXYSQY</text:p>
          </table:table-cell>
          <table:table-cell table:style-name="ce8" office:value-type="string" calcext:value-type="string">
            <text:p>Get perticular payment data by payment id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8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Url</text:p>
          </table:table-cell>
          <table:table-cell table:style-name="ce11" office:value-type="string" calcext:value-type="string">
            <text:p>Data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Remarks</text:p>
          </table:table-cell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style-name="ce8"/>
          <table:table-cell table:style-name="ce3" table:number-columns-repeated="2"/>
        </table:table-row>
        <table:table-row table:style-name="ro60">
          <table:table-cell table:number-columns-spanned="1" table:number-rows-spanned="2"/>
          <table:table-cell table:style-name="ce3" office:value-type="string" calcext:value-type="string" table:number-columns-spanned="1" table:number-rows-spanned="2">
            <text:p>Refund</text:p>
          </table:table-cell>
          <table:table-cell table:style-name="ce3" office:value-type="string" calcext:value-type="string" table:number-columns-spanned="1" table:number-rows-spanned="2">
            <text:p>Create</text:p>
          </table:table-cell>
          <table:table-cell table:style-name="ce3" office:value-type="string" calcext:value-type="string" table:number-columns-spanned="1" table:number-rows-spanned="2">
            <text:p>Localhost:3030/customer</text:p>
          </table:table-cell>
          <table:table-cell table:style-name="ce8" office:value-type="string" calcext:value-type="string">
            <text:p>{</text:p>
            <text:p>"gateway":"paypal",</text:p>
            <text:p>"saleid":"14J21811R910183D",</text:p>
            <text:p>"amount": {</text:p>
            <text:p>    "total": "7.47",</text:p>
            <text:p>    "currency": "USD"</text:p>
            <text:p>  }</text:p>
            <text:p>}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/>
            <text:p><text:span text:style-name="T3">create a fully refund for perticular payent by giving sale id and whole amount.</text:span></text:p>
          </table:table-cell>
        </table:table-row>
        <table:table-row table:style-name="ro61">
          <table:covered-table-cell/>
          <table:covered-table-cell table:number-columns-repeated="3" table:style-name="ce3"/>
          <table:table-cell table:style-name="ce12" office:value-type="string" calcext:value-type="string">
            <text:p><text:span text:style-name="T1">{</text:span></text:p>
            <text:p><text:span text:style-name="T1">"gateway":"paypal",</text:span></text:p>
            <text:p><text:span text:style-name="T1">"saleid":"14J21811R910183D",</text:span></text:p>
            <text:p><text:span text:style-name="T1">"amount": {</text:span></text:p>
            <text:p><text:span text:style-name="T1">    "total": "3",</text:span></text:p>
            <text:p><text:span text:style-name="T1">    "currency": "USD"</text:span></text:p>
            <text:p><text:span text:style-name="T1">  }</text:span></text:p>
            <text:p><text:span text:style-name="T1">}</text:span>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create a partial refund for perticular payent by giving sale id and amount.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20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Url</text:p>
          </table:table-cell>
          <table:table-cell table:style-name="ce11" office:value-type="string" calcext:value-type="string">
            <text:p>Data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Remarks</text:p>
          </table:table-cell>
        </table:table-row>
        <table:table-row table:style-name="ro1">
          <table:table-cell/>
          <table:table-cell table:style-name="ce5"/>
          <table:table-cell table:style-name="ce3"/>
          <table:table-cell table:style-name="ce5"/>
          <table:table-cell table:style-name="ce8"/>
          <table:table-cell table:style-name="ce3" table:number-columns-repeated="2"/>
        </table:table-row>
        <table:table-row table:style-name="ro62">
          <table:table-cell/>
          <table:table-cell table:style-name="ce3" office:value-type="string" calcext:value-type="string" table:number-columns-spanned="1" table:number-rows-spanned="7">
            <text:p>Subscription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 table:number-columns-spanned="1" table:number-rows-spanned="7">
            <text:p>Localhost:3030/customer</text:p>
          </table:table-cell>
          <table:table-cell table:style-name="ce8" office:value-type="string" calcext:value-type="string">
            <text:p>{</text:p>
            <text:p>  "gateway":"paypal",</text:p>
            <text:p>  "action":"create",</text:p>
            <text:p>  "name": "fitness health club",</text:p>
            <text:p>  "description": "Monthly agreement with a regular monthly payment definition and two-month trial payment definition.",</text:p>
            <text:p>  "start_date": "2017-12-22T09:13:49Z",</text:p>
            <text:p>  "plan":</text:p>
            <text:p>  {</text:p>
            <text:p>    "id": "P-96U078301V439812WRDWVIVQ"</text:p>
            <text:p>  },</text:p>
            <text:p>  "payer":</text:p>
            <text:p>  {</text:p>
            <text:p>    "payment_method": "paypal"</text:p>
            <text:p>  },</text:p>
            <text:p>  "shipping_address":</text:p>
            <text:p>  {</text:p>
            <text:p>    "line1": "shridher society",</text:p>
            <text:p>    "line2": "vasna road",</text:p>
            <text:p>    "city": "vadodara",</text:p>
            <text:p>    "state": "GJ",</text:p>
            <text:p>    "postal_code": "393021",</text:p>
            <text:p>    "country_code": "IN"</text:p>
            <text:p>  }</text:p>
            <text:p>}</text:p>
            <text:p/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Create subscription we need plan id and have to give action as create</text:p>
            <text:p/>
          </table:table-cell>
        </table:table-row>
        <table:table-row table:style-name="ro63">
          <table:table-cell/>
          <table:covered-table-cell table:style-name="ce5"/>
          <table:table-cell table:style-name="ce3" office:value-type="string" calcext:value-type="string">
            <text:p>Update</text:p>
          </table:table-cell>
          <table:covered-table-cell table:style-name="ce5"/>
          <table:table-cell table:style-name="ce8" office:value-type="string" calcext:value-type="string">
            <text:p>{</text:p>
            <text:p>"agreement_id":"I-V8C8U2JLM3YE",</text:p>
            <text:p>"gateway":"paypal",</text:p>
            <text:p>"op": "replace",</text:p>
            <text:p>        "path": "/",</text:p>
            <text:p>        "value": {</text:p>
            <text:p>            "description": "Newer Description",</text:p>
            <text:p>            "name": "New Name",</text:p>
            <text:p>            "shipping_address": {</text:p>
            <text:p>                "line1": "StayBr111idge Suites",</text:p>
            <text:p>                "line2": "Cro12ok Street",</text:p>
            <text:p>                "city": "San Jose",</text:p>
            <text:p>                "state": "CA",</text:p>
            <text:p>                "postal_code": "95112",</text:p>
            <text:p>                "country_code": "US"</text:p>
            <text:p>            }</text:p>
            <text:p>        }</text:p>
            <text:p>    }</text:p>
            <text:p/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Updates details of a billing agreement, by ID.</text:p>
          </table:table-cell>
        </table:table-row>
        <table:table-row table:style-name="ro64">
          <table:table-cell/>
          <table:covered-table-cell table:style-name="ce5"/>
          <table:table-cell table:style-name="ce3" office:value-type="string" calcext:value-type="string">
            <text:p>Get</text:p>
          </table:table-cell>
          <table:covered-table-cell table:style-name="ce5"/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localhost:3030/subscription?gateway=paypal&amp;id=I-V8C8U2JLM3YE                                       <text:span text:style-name="T2">  </text:span></text:p>
          </table:table-cell>
          <table:table-cell table:style-name="ce8" office:value-type="string" calcext:value-type="string">
            <text:p>Get perticular subscription data by agreement_id. <text:s text:c="2"/></text:p>
          </table:table-cell>
        </table:table-row>
        <table:table-row table:style-name="ro1">
          <table:table-cell/>
          <table:covered-table-cell table:style-name="ce5"/>
          <table:table-cell table:style-name="ce7" office:value-type="string" calcext:value-type="string">
            <text:p>Find All</text:p>
          </table:table-cell>
          <table:covered-table-cell table:style-name="ce5"/>
          <table:table-cell table:style-name="ce12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3" office:value-type="string" calcext:value-type="string">
            <text:p>Find all customer .</text:p>
          </table:table-cell>
        </table:table-row>
        <table:table-row table:style-name="ro65">
          <table:table-cell/>
          <table:covered-table-cell table:style-name="ce5"/>
          <table:table-cell table:style-name="ce7" office:value-type="string" calcext:value-type="string">
            <text:p>suspend</text:p>
          </table:table-cell>
          <table:covered-table-cell table:style-name="ce5"/>
          <table:table-cell table:style-name="ce12" office:value-type="string" calcext:value-type="string">
            <text:p><text:span text:style-name="T3">{</text:span></text:p>
            <text:p><text:span text:style-name="T3"/><text:span text:style-name="T3">"gateway": "paypal",</text:span></text:p>
            <text:p><text:span text:style-name="T3"/><text:span text:style-name="T3">"action":"suspend",</text:span></text:p>
            <text:p><text:span text:style-name="T3"/><text:span text:style-name="T3">"note":"suspend subscription",</text:span></text:p>
            <text:p><text:span text:style-name="T3"/><text:span text:style-name="T3">"agreement_id":"I-H1UNTBH9XUSX"</text:span></text:p>
            <text:p><text:span text:style-name="T3"/></text:p>
            <text:p><text:span text:style-name="T3">}</text:span></text:p>
          </table:table-cell>
          <table:table-cell table:style-name="ce7" office:value-type="string" calcext:value-type="string">
            <text:p>NA</text:p>
          </table:table-cell>
          <table:table-cell table:style-name="ce8" office:value-type="string" calcext:value-type="string">
            <text:p>suspend subscription by giving agreement id and action as a suspend</text:p>
          </table:table-cell>
        </table:table-row>
        <table:table-row table:style-name="ro25">
          <table:table-cell/>
          <table:covered-table-cell table:style-name="ce5"/>
          <table:table-cell table:style-name="ce7" office:value-type="string" calcext:value-type="string">
            <text:p>reactivate</text:p>
          </table:table-cell>
          <table:covered-table-cell table:style-name="ce5"/>
          <table:table-cell table:style-name="ce12" office:value-type="string" calcext:value-type="string">
            <text:p><text:span text:style-name="T3">{</text:span></text:p>
            <text:p><text:span text:style-name="T3"/><text:span text:style-name="T3">"gateway": "paypal",</text:span></text:p>
            <text:p><text:span text:style-name="T3"/><text:span text:style-name="T3">"action":"reactivate",</text:span></text:p>
            <text:p><text:span text:style-name="T3"/><text:span text:style-name="T3">"note":"reactivate subscription",</text:span></text:p>
            <text:p><text:span text:style-name="T3"/><text:span text:style-name="T3">"agreement_id":"I-H1UNTBH9XUSX"</text:span></text:p>
            <text:p><text:span text:style-name="T3"/></text:p>
            <text:p><text:span text:style-name="T3">}</text:span></text:p>
          </table:table-cell>
          <table:table-cell table:style-name="ce7" office:value-type="string" calcext:value-type="string">
            <text:p>NA</text:p>
          </table:table-cell>
          <table:table-cell table:style-name="ce8" office:value-type="string" calcext:value-type="string">
            <text:p>reactivate subscription by giving agreement id and action as a reactivate</text:p>
          </table:table-cell>
        </table:table-row>
        <table:table-row table:style-name="ro66">
          <table:table-cell/>
          <table:covered-table-cell table:style-name="ce5"/>
          <table:table-cell table:style-name="ce3" office:value-type="string" calcext:value-type="string">
            <text:p>Cancel</text:p>
          </table:table-cell>
          <table:covered-table-cell table:style-name="ce5"/>
          <table:table-cell table:style-name="ce8" office:value-type="string" calcext:value-type="string">
            <text:p>{</text:p>
            <text:p>"gateway": "paypal",</text:p>
            <text:p>"action":"cancel",</text:p>
            <text:p>"note":"cancel subscription",</text:p>
            <text:p>"agreement_id":"I-H1UNTBH9XUSX"</text:p>
            <text:p/>
            <text:p>}</text:p>
          </table:table-cell>
          <table:table-cell table:style-name="ce12" office:value-type="string" calcext:value-type="string">
            <text:p><text:span text:style-name="T1"/></text:p>
            <text:p><text:span text:style-name="T1">NA</text:span></text:p>
          </table:table-cell>
          <table:table-cell table:style-name="ce8" office:value-type="string" calcext:value-type="string">
            <text:p>cancel subscription by giving agreement id and action as a canc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6:41:05.184541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2:01:05.471947621</meta:creation-date>
    <dc:date>2017-09-11T18:41:13.452741915</dc:date>
    <meta:editing-duration>P4DT21H52M21S</meta:editing-duration>
    <meta:editing-cycles>67</meta:editing-cycles>
    <meta:generator>LibreOffice/5.1.6.2$Linux_X86_64 LibreOffice_project/10m0$Build-2</meta:generator>
    <meta:document-statistic meta:table-count="3" meta:cell-count="348" meta:object-count="0"/>
  </office:meta>
</office:document-meta>
</file>